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d027" officeooo:paragraph-rsid="0014d027" style:font-size-asian="16pt" style:font-size-complex="16pt"/>
    </style:style>
    <style:style style:name="P2" style:family="paragraph" style:parent-style-name="Standard">
      <style:text-properties fo:font-size="16pt" officeooo:rsid="001553ca" officeooo:paragraph-rsid="001553ca" style:font-size-asian="16pt" style:font-size-complex="16pt"/>
    </style:style>
    <style:style style:name="P3" style:family="paragraph" style:parent-style-name="Standard">
      <style:text-properties fo:font-size="16pt" officeooo:rsid="0017937a" officeooo:paragraph-rsid="0017937a" style:font-size-asian="16pt" style:font-size-complex="16pt"/>
    </style:style>
    <style:style style:name="P4" style:family="paragraph" style:parent-style-name="Text_20_body">
      <style:text-properties fo:font-size="16pt" officeooo:rsid="0014d027" officeooo:paragraph-rsid="0014d027" style:font-size-asian="16pt" style:font-size-complex="16pt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7937a"/>
    </style:style>
    <style:style style:name="P7" style:family="paragraph" style:parent-style-name="Preformatted_20_Text">
      <style:text-properties fo:font-size="16pt" officeooo:rsid="0017937a" officeooo:paragraph-rsid="0017937a" style:font-size-asian="16pt" style:font-size-complex="16pt"/>
    </style:style>
    <style:style style:name="T1" style:family="text">
      <style:text-properties fo:color="#ce181e"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7937a"/>
    </style:style>
    <style:style style:name="T4" style:family="text">
      <style:text-properties officeooo:rsid="0017937a" fo:background-color="#ce181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Error while installing rvm use 2.6.6</text:p>
      <text:p text:style-name="P1"/>
      <text:p text:style-name="P1"/>
      <text:p text:style-name="P2">=&gt;&gt;</text:p>
      <text:p text:style-name="P4">Your RVM is installed in <text:span text:style-name="Source_20_Text">/usr/local/rvm</text:span> - it's often called system installation, this requires that your user <text:span text:style-name="Source_20_Text">ubuntu</text:span> will be added to <text:span text:style-name="Source_20_Text">rvm</text:span> group:</text:p>
      <text:p text:style-name="P5"><text:span text:style-name="Source_20_Text"><text:span text:style-name="T1">rvm group add rvm "$USER"</text:span></text:span></text:p>
      <text:p text:style-name="Text_20_body">yes use <text:span text:style-name="Source_20_Text">$USER</text:span> it will be replaced by your shell with your user name</text:p>
      <text:p text:style-name="Text_20_body">then log out and log in, ensure with:</text:p>
      <text:p text:style-name="P5"><text:span text:style-name="Source_20_Text">id</text:span></text:p>
      <text:p text:style-name="Text_20_body">that your user is in <text:span text:style-name="Source_20_Text">rvm</text:span> group,</text:p>
      <text:p text:style-name="Text_20_body">finally just in case update permissions for RVM:</text:p>
      <text:p text:style-name="P5"><text:span text:style-name="Source_20_Text"><text:span text:style-name="T1">rvm fix-permissions</text:span></text:span></text:p>
      <text:p text:style-name="P1"/>
      <text:p text:style-name="P3">2)Error while installing bitcoind</text:p>
      <text:p text:style-name="P7"><text:span text:style-name="Source_20_Text">$ sudo apt install bitcoind</text:span></text:p>
      <text:p text:style-name="Preformatted_20_Text"><text:span text:style-name="Source_20_Text">Reading package lists... Done</text:span></text:p>
      <text:p text:style-name="Preformatted_20_Text"><text:span text:style-name="Source_20_Text">Building dependency tree <text:s text:c="6"/></text:span></text:p>
      <text:p text:style-name="Preformatted_20_Text"><text:span text:style-name="Source_20_Text">Reading state information... Done</text:span></text:p>
      <text:p text:style-name="P5"><text:span text:style-name="Source_20_Text"><text:span text:style-name="T2">E: Unable to locate package bitcoind</text:span></text:span></text:p>
      <text:p text:style-name="P6"><text:span text:style-name="Source_20_Text"><text:span text:style-name="T4">FIXING COMMAND</text:span></text:span></text:p>
      <text:p text:style-name="P6"><text:span text:style-name="Source_20_Text"><text:span text:style-name="T4">sudo add-apt-repository ppa:luke-jr/bitcoincore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6:58:05.880615518</meta:creation-date>
    <meta:generator>LibreOffice/6.0.7.3$Linux_X86_64 LibreOffice_project/00m0$Build-3</meta:generator>
    <dc:date>2020-11-05T12:17:29.662757119</dc:date>
    <meta:editing-duration>PT7M18S</meta:editing-duration>
    <meta:editing-cycles>3</meta:editing-cycles>
    <meta:document-statistic meta:table-count="0" meta:image-count="0" meta:object-count="0" meta:page-count="1" meta:paragraph-count="18" meta:word-count="107" meta:character-count="664" meta:non-whitespace-character-count="568"/>
  </office:meta>
</office:document-meta>
</file>